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member to update objectID in modules after cloning.</text:p>
      <text:p text:style-name="Standard">-Implement “set” instruction – assigning the value of the right operand to the left operand.</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soft-page-break/>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soft-page-break/>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7T22:04:00Z</dc:date>
    <meta:template xlink:href="Normal.dotm" xlink:type="simple"/>
    <meta:editing-cycles>477</meta:editing-cycles>
    <meta:editing-duration>PT412320S</meta:editing-duration>
    <meta:document-statistic meta:page-count="5" meta:paragraph-count="22" meta:word-count="1678" meta:character-count="11223" meta:row-count="79" meta:non-whitespace-character-count="9567"/>
  </office:meta>
</office:document-meta>
</file>